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ca688"/>
    </style:style>
    <style:style style:name="P2" style:family="paragraph" style:parent-style-name="Standard">
      <style:text-properties officeooo:rsid="001b4112" officeooo:paragraph-rsid="001b4112"/>
    </style:style>
    <style:style style:name="P3" style:family="paragraph" style:parent-style-name="Standard">
      <style:text-properties officeooo:rsid="001b4112" officeooo:paragraph-rsid="00217168"/>
    </style:style>
    <style:style style:name="P4" style:family="paragraph" style:parent-style-name="Standard">
      <style:text-properties officeooo:rsid="001ca688" officeooo:paragraph-rsid="001b4112"/>
    </style:style>
    <style:style style:name="P5" style:family="paragraph" style:parent-style-name="Standard">
      <style:text-properties officeooo:rsid="001ca688" officeooo:paragraph-rsid="001ca688"/>
    </style:style>
    <style:style style:name="P6" style:family="paragraph" style:parent-style-name="Standard">
      <style:text-properties officeooo:rsid="001e32a1" officeooo:paragraph-rsid="001ca688"/>
    </style:style>
    <style:style style:name="P7" style:family="paragraph" style:parent-style-name="Standard">
      <style:text-properties officeooo:rsid="001e32a1" officeooo:paragraph-rsid="001e32a1"/>
    </style:style>
    <style:style style:name="P8" style:family="paragraph" style:parent-style-name="Standard">
      <style:text-properties officeooo:paragraph-rsid="001b4112"/>
    </style:style>
    <style:style style:name="T1" style:family="text">
      <style:text-properties officeooo:rsid="001b4112"/>
    </style:style>
    <style:style style:name="T2" style:family="text">
      <style:text-properties officeooo:rsid="001ca688"/>
    </style:style>
    <style:style style:name="T3" style:family="text">
      <style:text-properties officeooo:rsid="001e32a1"/>
    </style:style>
    <style:style style:name="T4" style:family="text">
      <style:text-properties officeooo:rsid="001f11f7"/>
    </style:style>
    <style:style style:name="T5" style:family="text">
      <style:text-properties officeooo:rsid="001fe0be"/>
    </style:style>
    <style:style style:name="T6" style:family="text">
      <style:text-properties officeooo:rsid="0020272b"/>
    </style:style>
    <style:style style:name="T7" style:family="text">
      <style:text-properties officeooo:rsid="0020c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OS HW1 </text:span></text:p>
      <text:p text:style-name="P3"><text:span text:style-name="T4">Panda </text:span></text:p>
      <text:p text:style-name="P2"/>
      <text:p text:style-name="P2">10.</text:p>
      <text:p text:style-name="P2"><text:s text:c="4"/>2*0.95 + 10*0.05*0.99 + 10*0.05*0.01 = 2.4s</text:p>
      <text:p text:style-name="P2"/>
      <text:p text:style-name="P2">13.</text:p>
      <text:p text:style-name="P2"><text:s text:c="4"/>Trap instruction <text:span text:style-name="T7">is usually a software generated interrupt which </text:span>switches CPU from user mode to kernel mode <text:span text:style-name="T7">and gives control to OS to handle the situation.</text:span></text:p>
      <text:p text:style-name="P2"/>
      <text:p text:style-name="P2">14.</text:p>
      <text:p text:style-name="P8"><text:span text:style-name="T1"><text:s text:c="4"/></text:span><text:span text:style-name="T6">Interrupt is a term usually reserved for hardware. Trap is the software generated interrupt.</text:span></text:p>
      <text:p text:style-name="P4"/>
      <text:p text:style-name="P5">15.</text:p>
      <text:p text:style-name="P1"><text:span text:style-name="T2"><text:s text:c="4"/>Because system needs process information to schedule </text:span><text:span text:style-name="T6">processes</text:span><text:span text:style-name="T2">, </text:span><text:span text:style-name="T3">and switch them </text:span><text:span text:style-name="T6">when necessary</text:span><text:span text:style-name="T3">.</text:span></text:p>
      <text:p text:style-name="P1"><text:span text:style-name="T2"><text:s text:c="4"/>No. Because </text:span><text:span text:style-name="T3">process can be executed sequentially and no switching will </text:span><text:span text:style-name="T5">be </text:span><text:span text:style-name="T6">required</text:span><text:span text:style-name="T3">.</text:span></text:p>
      <text:p text:style-name="P6"/>
      <text:p text:style-name="P7">18.</text:p>
      <text:p text:style-name="P7"><text:s text:c="4"/>Fork: not enough memory to create a process.</text:p>
      <text:p text:style-name="P7"><text:s text:c="4"/>Exec: the <text:span text:style-name="T5">file</text:span> to execute <text:span text:style-name="T5">is outside the accessible address space.</text:span></text:p>
      <text:p text:style-name="P7"><text:s text:c="4"/>Unlink: path refers to a file on <text:s/>a read-only file system.</text:p>
      <text:p text:style-name="P7"/>
      <text:p text:style-name="P7">20.</text:p>
      <text:p text:style-name="P7"><text:s text:c="4"/>4 1 5 9</text:p>
      <text:p text:style-name="P7"/>
      <text:p text:style-name="P7">23.</text:p>
      <text:p text:style-name="P7"><text:s text:c="4"/>No. System call is more important because it is lower level function defined by the os. <text:span text:style-name="T5">The library delegates </text:span><text:span text:style-name="T6">the </text:span><text:span text:style-name="T5">call </text:span><text:span text:style-name="T6">to</text:span><text:span text:style-name="T5"> os “read” for the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Panda </meta:initial-creator>
    <meta:creation-date>2014-02-12T15:06:39</meta:creation-date>
    <dc:date>2014-02-13T14:42:15</dc:date>
    <dc:creator>STPanda </dc:creator>
    <meta:editing-duration>PT51M46S</meta:editing-duration>
    <meta:editing-cycles>5</meta:editing-cycles>
    <meta:generator>LibreOffice/4.0.4.2$Linux_X86_64 LibreOffice_project/400m0$Build-2</meta:generator>
    <meta:document-statistic meta:table-count="0" meta:image-count="0" meta:object-count="0" meta:page-count="1" meta:paragraph-count="19" meta:word-count="144" meta:character-count="863" meta:non-whitespace-character-count="695"/>
  </office:meta>
</office:document-meta>
</file>